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in" fo:margin-right="0in" fo:margin-top="0.052in" fo:margin-bottom="0.052in" loext:contextual-spacing="false" style:line-height-at-least="0.1665in" fo:text-indent="0in" style:auto-text-indent="false" style:writing-mode="lr-tb"/>
      <style:text-properties fo:color="#333333" style:font-name="Helvetica Neue" fo:font-size="9.75pt"/>
    </style:style>
    <style:style style:name="P2" style:family="paragraph" style:parent-style-name="Text_20_body">
      <style:paragraph-properties fo:margin-top="0.052in" fo:margin-bottom="0.052in" loext:contextual-spacing="false" style:line-height-at-least="0.1665in" style:writing-mode="lr-tb"/>
      <style:text-properties fo:color="#333333" style:font-name="Helvetica Neue" fo:font-size="9.75pt"/>
    </style:style>
    <style:style style:name="P3" style:family="paragraph" style:parent-style-name="Heading_20_1">
      <style:text-properties style:font-name="Helvetica Neue" fo:font-size="15pt" fo:font-weight="normal"/>
    </style:style>
    <style:style style:name="P4" style:family="paragraph" style:parent-style-name="Heading_20_1">
      <style:text-properties style:font-name="Helvetica Neue" fo:font-size="9pt" fo:font-weight="normal" style:font-size-asian="9pt" style:font-size-complex="9pt"/>
    </style:style>
    <style:style style:name="P5" style:family="paragraph" style:parent-style-name="Text_20_body" style:list-style-name="L1">
      <style:paragraph-properties fo:margin-left="0in" fo:margin-right="0in" fo:margin-top="0in" fo:margin-bottom="0.1043in" loext:contextual-spacing="false" style:line-height-at-least="0.2083in" fo:text-indent="0in" style:auto-text-indent="false" fo:padding="0in" fo:border="none" style:writing-mode="lr-tb"/>
      <style:text-properties fo:color="#333333" style:font-name="Helvetica Neue" fo:font-size="9.75pt"/>
    </style:style>
    <style:style style:name="P6" style:family="paragraph" style:parent-style-name="Text_20_body" style:list-style-name="L2">
      <style:paragraph-properties fo:margin-left="0in" fo:margin-right="0in" fo:margin-top="0in" fo:margin-bottom="0.1043in" loext:contextual-spacing="false" style:line-height-at-least="0.2083in" fo:text-indent="0in" style:auto-text-indent="false" fo:padding="0in" fo:border="none" style:writing-mode="lr-tb"/>
      <style:text-properties fo:color="#333333" style:font-name="Helvetica Neue" fo:font-size="9.75pt"/>
    </style:style>
    <style:style style:name="P7" style:family="paragraph" style:parent-style-name="Text_20_body" style:list-style-name="L3">
      <style:paragraph-properties fo:margin-left="0in" fo:margin-right="0in" fo:margin-top="0in" fo:margin-bottom="0.1043in" loext:contextual-spacing="false" style:line-height-at-least="0.2083in" fo:text-indent="0in" style:auto-text-indent="false" fo:padding="0in" fo:border="none" style:writing-mode="lr-tb"/>
      <style:text-properties fo:color="#333333" style:font-name="Helvetica Neue" fo:font-size="9.75pt"/>
    </style:style>
    <style:style style:name="P8" style:family="paragraph" style:parent-style-name="Text_20_body" style:list-style-name="L4">
      <style:paragraph-properties fo:margin-left="0in" fo:margin-right="0in" fo:margin-top="0in" fo:margin-bottom="0.1043in" loext:contextual-spacing="false" style:line-height-at-least="0.2083in" fo:text-indent="0in" style:auto-text-indent="false" fo:padding="0in" fo:border="none" style:writing-mode="lr-tb"/>
      <style:text-properties fo:color="#333333" style:font-name="Helvetica Neue" fo:font-size="9.75pt"/>
    </style:style>
    <style:style style:name="P9" style:family="paragraph" style:parent-style-name="Text_20_body" style:list-style-name="L5">
      <style:paragraph-properties fo:margin-left="0in" fo:margin-right="0in" fo:margin-top="0in" fo:margin-bottom="0.1043in" loext:contextual-spacing="false" style:line-height-at-least="0.2083in" fo:text-indent="0in" style:auto-text-indent="false" fo:padding="0in" fo:border="none" style:writing-mode="lr-tb"/>
      <style:text-properties fo:color="#333333" style:font-name="Helvetica Neue" fo:font-size="9.75pt"/>
    </style:style>
    <style:style style:name="P10" style:family="paragraph" style:parent-style-name="Text_20_body" style:list-style-name="L5">
      <style:paragraph-properties fo:margin-left="0in" fo:margin-right="0in" fo:margin-top="0in" fo:margin-bottom="0.1043in" loext:contextual-spacing="false" style:line-height-at-least="0.2083in" fo:text-indent="0in" style:auto-text-indent="false" fo:padding="0in" fo:border="none" style:writing-mode="lr-tb"/>
      <style:text-properties fo:color="#333333" style:font-name="Helvetica Neue" fo:font-size="9.75pt" officeooo:rsid="0005dd78" officeooo:paragraph-rsid="0005dd78"/>
    </style:style>
    <style:style style:name="P11" style:family="paragraph" style:parent-style-name="Text_20_body" style:list-style-name="L1">
      <style:paragraph-properties fo:margin-top="0in" fo:margin-bottom="0.1043in" loext:contextual-spacing="false" style:line-height-at-least="0.2083in" fo:padding="0in" fo:border="none" style:writing-mode="lr-tb"/>
      <style:text-properties fo:color="#333333" style:font-name="Helvetica Neue" fo:font-size="9.75pt"/>
    </style:style>
    <style:style style:name="P12" style:family="paragraph" style:parent-style-name="Text_20_body" style:list-style-name="L3">
      <style:paragraph-properties fo:margin-top="0in" fo:margin-bottom="0.1043in" loext:contextual-spacing="false" style:line-height-at-least="0.2083in" fo:padding="0in" fo:border="none" style:writing-mode="lr-tb"/>
      <style:text-properties fo:color="#333333" style:font-name="Helvetica Neue" fo:font-size="9.75pt"/>
    </style:style>
    <style:style style:name="P13" style:family="paragraph" style:parent-style-name="Text_20_body" style:list-style-name="L4">
      <style:paragraph-properties fo:margin-top="0in" fo:margin-bottom="0.1043in" loext:contextual-spacing="false" style:line-height-at-least="0.2083in" fo:padding="0in" fo:border="none" style:writing-mode="lr-tb"/>
      <style:text-properties fo:color="#333333" style:font-name="Helvetica Neue" fo:font-size="9.75pt"/>
    </style:style>
    <style:style style:name="P14" style:family="paragraph" style:parent-style-name="Text_20_body" style:list-style-name="L5">
      <style:paragraph-properties fo:margin-top="0in" fo:margin-bottom="0.1043in" loext:contextual-spacing="false" style:line-height-at-least="0.2083in" fo:padding="0in" fo:border="none" style:writing-mode="lr-tb"/>
      <style:text-properties fo:color="#333333" style:font-name="Helvetica Neue" fo:font-size="9.75pt"/>
    </style:style>
    <style:style style:name="P15" style:family="paragraph" style:parent-style-name="Text_20_body" style:list-style-name="L5">
      <style:paragraph-properties fo:margin-top="0in" fo:margin-bottom="0.1043in" loext:contextual-spacing="false" style:line-height-at-least="0.2083in" fo:padding="0in" fo:border="none" style:writing-mode="lr-tb"/>
      <style:text-properties fo:color="#333333" style:font-name="Helvetica Neue" fo:font-size="9.75pt" officeooo:paragraph-rsid="0005dd78"/>
    </style:style>
    <style:style style:name="P16" style:family="paragraph" style:parent-style-name="Text_20_body" style:list-style-name="L5">
      <style:paragraph-properties fo:margin-top="0in" fo:margin-bottom="0.1043in" loext:contextual-spacing="false" style:line-height-at-least="0.2083in" fo:padding="0in" fo:border="none" style:writing-mode="lr-tb"/>
      <style:text-properties fo:color="#333333" style:font-name="Helvetica Neue" fo:font-size="9.75pt" officeooo:rsid="0005dd78" officeooo:paragraph-rsid="0005dd78"/>
    </style:style>
    <style:style style:name="P17" style:family="paragraph" style:parent-style-name="Text_20_body">
      <style:paragraph-properties fo:margin-top="0.052in" fo:margin-bottom="0.052in" loext:contextual-spacing="false" style:line-height-at-least="0.1665in" style:writing-mode="lr-tb"/>
    </style:style>
    <style:style style:name="P18" style:family="paragraph" style:parent-style-name="Text_20_body">
      <style:paragraph-properties fo:margin-top="0.052in" fo:margin-bottom="0.052in" loext:contextual-spacing="false" style:line-height-at-least="0.1665in" style:writing-mode="lr-tb"/>
      <style:text-properties officeooo:paragraph-rsid="0005dd78"/>
    </style:style>
    <style:style style:name="P19" style:family="paragraph" style:parent-style-name="Text_20_body">
      <style:paragraph-properties fo:margin-top="0.052in" fo:margin-bottom="0.052in" loext:contextual-spacing="false" style:line-height-at-least="0.1665in" style:writing-mode="lr-tb"/>
      <style:text-properties fo:font-weight="normal" officeooo:rsid="0005dd78" officeooo:paragraph-rsid="0005dd78" style:font-weight-asian="normal" style:font-weight-complex="normal"/>
    </style:style>
    <style:style style:name="P20" style:family="paragraph" style:parent-style-name="Text_20_body">
      <style:paragraph-properties fo:margin-top="0.052in" fo:margin-bottom="0.052in" loext:contextual-spacing="false" style:line-height-at-least="0.1665in" fo:padding="0in" fo:border="none" style:writing-mode="lr-tb"/>
      <style:text-properties fo:color="#333333" style:font-name="Helvetica Neue" fo:font-size="9.75pt" officeooo:paragraph-rsid="0005dd78"/>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color="#333333" style:font-name="Helvetica Neue" fo:font-size="9.75pt"/>
    </style:style>
    <style:style style:name="T4" style:family="text">
      <style:text-properties fo:color="#333333" style:font-name="Helvetica Neue" fo:font-size="9.75pt" fo:font-weight="bold"/>
    </style:style>
    <style:style style:name="T5" style:family="text">
      <style:text-properties fo:color="#333333" style:font-name="Helvetica Neue" fo:font-size="9.75pt" fo:font-weight="bold" officeooo:rsid="0005dd78" style:font-weight-asian="bold" style:font-weight-complex="bold"/>
    </style:style>
    <style:style style:name="T6" style:family="text">
      <style:text-properties fo:color="#333333" style:font-name="Helvetica Neue" fo:font-size="9.75pt" fo:font-style="italic" style:font-style-asian="italic" style:font-style-complex="italic"/>
    </style:style>
    <style:style style:name="T7" style:family="text">
      <style:text-properties fo:color="#333333" style:font-name="Helvetica Neue" fo:font-size="9.75pt" fo:font-style="normal" style:font-style-asian="normal" style:font-style-complex="normal"/>
    </style:style>
    <style:style style:name="T8" style:family="text">
      <style:text-properties officeooo:rsid="0005dd78"/>
    </style:style>
    <text:list-style style:name="L1">
      <text:list-level-style-number text:level="1" text:style-name="Numbering_20_Symbols" style:num-suffix="." style:num-format="1">
        <style:list-level-properties text:space-before="0.116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116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116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116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1161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hese notes are available at http://web.mit.edu/dxh/www/6034-constraint.odt</text:h>
      <text:h text:style-name="P3" text:outline-level="1">6.034 Notes: Four strategies for Constraint Propagation</text:h>
      <text:p text:style-name="P1">We typically solve constraint satisfaction problems by drawing a search tree whose nodes contain partial solutions. That way, the task of solving the problem becomes the task of searching a tree—each branch represents a value that we tentatively assign to a variable; we later backtrack if we find that our chosen assignment cannot work.<text:line-break/><text:line-break/>To make the search more intelligent, we try to prune as many branches as we can from the tree, so that we avoid wasting time with dead ends.<text:line-break/><text:line-break/>In 6.034, we study four different strategies for pruning branches while you're searching for a solution. In <text:span text:style-name="T1">increasing order of power</text:span>, (but also increasing order of the amount of extra work you have to do), the strategies are:</text:p>
      <text:list xml:id="list2734448203269129099" text:style-name="L1">
        <text:list-item>
          <text:p text:style-name="P5">Depth first search only.</text:p>
        </text:list-item>
        <text:list-item>
          <text:p text:style-name="P11">Depth first search + forward checking</text:p>
        </text:list-item>
        <text:list-item>
          <text:p text:style-name="P11">Depth first search + forward checking + propagation through singleton domains</text:p>
        </text:list-item>
        <text:list-item>
          <text:p text:style-name="P11">Depth first search + forward checking + propagation through reduced domains</text:p>
        </text:list-item>
      </text:list>
      <text:p text:style-name="P2">To elaborate:</text:p>
      <text:p text:style-name="P2"><text:line-break/><text:span text:style-name="T1">1. Depth first search only.</text:span><text:line-break/>This strategy is the most basic approach; <text:span text:style-name="T1">it doesn't prune any branches at all</text:span>. The only check it makes is that all the assigned values so far are consistent with each other.<text:line-break/><text:line-break/><text:span text:style-name="T2">To perform depth first search only:</text:span></text:p>
      <text:list xml:id="list1830362248980133207" text:style-name="L2">
        <text:list-item>
          <text:p text:style-name="P6">[DFS] After you assign a value to a variable, examine all of the variables you've assigned values so far, and make sure those values are consistent with the constraints. If they aren't, backtrack. </text:p>
        </text:list-item>
      </text:list>
      <text:p text:style-name="P2"><text:line-break/><text:span text:style-name="T1">2. Depth first search + forward checking</text:span><text:line-break/>This strategy eliminates impossible options from neighboring variables.<text:line-break/><text:line-break/><text:span text:style-name="T2">To perform dfs+forward checking:</text:span></text:p>
      <text:list xml:id="list177374816495157539" text:style-name="L3">
        <text:list-item>
          <text:p text:style-name="P7">[DFS] After you assign a value to a variable, examine all of the variables you've assigned values so far, and make sure those values are consistent with the constraints. If they aren't, backtrack. </text:p>
        </text:list-item>
        <text:list-item>
          <text:p text:style-name="P12">[FC] After you assign a value to a variable, consider all of its neighbors. Eliminate any options from its neighbors that are incompatible with the value you just assigned.</text:p>
        </text:list-item>
      </text:list>
      <text:p text:style-name="P2"><text:line-break/><text:span text:style-name="T1">3. Depth first search + forward checking + propagation through singleton domains</text:span><text:line-break/><text:line-break/>This strategy eliminates impossible options from neighboring variables. Then, if any of those neighboring variables have only one option left, it looks ahead to see what else it can eliminate.</text:p>
      <text:list xml:id="list5580187617618929315" text:style-name="L4">
        <text:list-item>
          <text:p text:style-name="P8">[DFS] After you assign a value to a variable, examine all of the variables you've assigned values so far, and make sure those values are consistent with the constraints. If they aren't, backtrack. </text:p>
        </text:list-item>
        <text:list-item>
          <text:p text:style-name="P13"><text:soft-page-break/>[FC] After you assign a value to a variable, consider all of its neighbors. Eliminate any options from its neighbors that are incompatible with the value you just assigned.</text:p>
        </text:list-item>
        <text:list-item>
          <text:p text:style-name="P13">[PROP-1] If you eliminate options from a neighbor in the previous step, and that neighbor has only one option left, add that neighbor to the list of variables to propagate. Propagate all the variables in the list.</text:p>
        </text:list-item>
      </text:list>
      <text:p text:style-name="P18"><text:span text:style-name="T3">To </text:span><text:span text:style-name="Emphasis"><text:span text:style-name="T3">propagate a singleton variable</text:span></text:span><text:span text:style-name="T3">, take note of its one remaining option and consider each of its neighbors. You want to cross off values in the neighboring variables that are incompatible with the one remaining option. Then, if you cross off options in a neighboring variable, and that neighbor has only one option left, add that neighbor to the list of variables to propagate.<text:line-break/></text:span></text:p>
      <text:p text:style-name="P18"><text:span text:style-name="T3"><text:line-break/></text:span><text:span text:style-name="T4">4. Depth first search + forward checking + propagation through reduced domains</text:span><text:span text:style-name="T3"><text:line-break/><text:line-break/>This strategy eliminates impossible options from neighboring variables. If it successfully eliminates any options from those variables, it looks ahead to see what else it can eliminate.</text:span></text:p>
      <text:list xml:id="list3246605532034060409" text:style-name="L5">
        <text:list-item>
          <text:p text:style-name="P9">[DFS] After you assign a value to a variable, examine all of the variables you've assigned values so far, and make sure those values are consistent with the constraints. If they aren't, backtrack. </text:p>
        </text:list-item>
        <text:list-item>
          <text:p text:style-name="P14">[FC] After you assign a value to a variable, consider all of its neighbors. Eliminate any options from its neighbors that are incompatible with the value you just assigned.</text:p>
        </text:list-item>
        <text:list-item>
          <text:p text:style-name="P14">[PROP-ANY] If you eliminate any options from a neighbor in the previous step, add that neighbor to the list of variables to propagate. Propagate all the variables in the list.</text:p>
        </text:list-item>
      </text:list>
      <text:p text:style-name="P17"><text:span text:style-name="T3">To </text:span><text:span text:style-name="Emphasis"><text:span text:style-name="T3">propagate a reduced variable</text:span></text:span><text:span text:style-name="T3">, take note of its remaining options and consider each of its neighbors. You want to cross off values in the neighboring variables that are incompatible with every one of the remaining options. If you cross off any values in a neighboring variable, add that neighbor to the list of variables to propagate.<text:line-break/><text:line-break/></text:span><text:span text:style-name="T4">Note 1: </text:span><text:span text:style-name="T3">Notice that none of these pruning options ever assign values to a variable; they only remove values from consideration.<text:line-break/><text:line-break/></text:span><text:span text:style-name="T4">Note 2: </text:span><text:span text:style-name="T3">There's always an implicit "escape clause" in a constraint satisfaction problem, namely:<text:line-break/><text:line-break/><text:tab/>If you ever eliminate </text:span><text:span text:style-name="Emphasis"><text:span text:style-name="T3">all</text:span></text:span><text:span text:style-name="T3"> the options from a variable, then you can't solve the problem with <text:tab/>the assignments you've made so far. Backtrack. </text:span></text:p>
      <text:p text:style-name="P18"><text:span text:style-name="T5"/></text:p>
      <text:p text:style-name="P18"><text:span text:style-name="T5">* Domain reduction before search begins</text:span></text:p>
      <text:p text:style-name="P19"><text:span text:style-name="T3">This procedure eliminates impossible options from domains before you even begin searching and assigning values to variables. Like strategy (4), it uses the </text:span><text:span text:style-name="T7">subroutine for </text:span><text:span text:style-name="T6">propagating reduced variables.</text:span></text:p>
      <text:list xml:id="list120933721437246" text:continue-list="list3246605532034060409" text:style-name="L5">
        <text:list-item text:start-value="1">
          <text:p text:style-name="P10">Add all the variables in the problem to the list of variables to propagate.</text:p>
        </text:list-item>
        <text:list-item>
          <text:p text:style-name="P16">Until the list is empty, propagate each variable in the list.</text:p>
        </text:list-item>
        <text:list-item>
          <text:p text:style-name="P15"><text:span text:style-name="T8">[PROP-ANY] If you eliminate any options from a neighbor in the previous step, add that neighbor to the list of variables to propagate. Propagate all the variables in the list.</text:span></text:p>
        </text:list-item>
      </text:list>
      <text:p text:style-name="P20"><text:span text:style-name="T8">As before, t</text:span>o <text:span text:style-name="Emphasis">propagate a reduced variable</text:span>, take note of its remaining options and consider each of its neighbors. You want to cross off values in the neighboring variables that are incompatible with every one of the remaining options. If you cross off any values in a neighboring variable, add that neighbor to the list of variables to propag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3T11:55:36.616779444</meta:creation-date>
    <meta:editing-duration>PT3M</meta:editing-duration>
    <meta:editing-cycles>2</meta:editing-cycles>
    <meta:generator>LibreOffice/5.0.1.2.0$Linux_X86_64 LibreOffice_project/00m0$Build-2</meta:generator>
    <dc:date>2015-10-03T12:09:31.555902910</dc:date>
    <meta:document-statistic meta:table-count="0" meta:image-count="0" meta:object-count="0" meta:page-count="2" meta:paragraph-count="29" meta:word-count="941" meta:character-count="5699" meta:non-whitespace-character-count="4783"/>
  </office:meta>
</office:document-meta>
</file>